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" style:family="table-cell" style:parent-style-name="Default" style:data-style-name="N36">
      <style:text-properties style:font-name="Noto Sans CJK JP" style:font-name-asian="Noto Sans CJK JP"/>
    </style:style>
    <style:style style:name="ce3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4" style:family="table-cell" style:parent-style-name="Default">
      <style:text-properties style:font-name="Noto Sans CJK JP" style:font-name-asian="Noto Sans CJK JP"/>
    </style:style>
    <style:style style:name="ce5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6" style:family="table-cell" style:parent-style-name="Default" style:data-style-name="N112">
      <style:text-properties style:font-name="Noto Sans CJK JP" style:font-name-asian="Noto Sans CJK JP"/>
    </style:style>
    <style:style style:name="ce7" style:family="table-cell" style:parent-style-name="Default">
      <style:table-cell-properties fo:background-color="#dee7e5"/>
    </style:style>
    <style:style style:name="ce14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5" style:family="table-cell" style:parent-style-name="Default" style:data-style-name="N36">
      <style:text-properties style:font-name="Noto Sans CJK JP" style:font-name-asian="Noto Sans CJK JP"/>
    </style:style>
    <style:style style:name="ce16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7" style:family="table-cell" style:parent-style-name="Default">
      <style:text-properties style:font-name="Noto Sans CJK JP" style:font-name-asian="Noto Sans CJK JP"/>
    </style:style>
    <style:style style:name="ce18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9" style:family="table-cell" style:parent-style-name="Default" style:data-style-name="N112">
      <style:text-properties style:font-name="Noto Sans CJK JP" style:font-name-asian="Noto Sans CJK JP"/>
    </style:style>
    <style:style style:name="ce20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15"/>
        <table:table-column table:style-name="co1" table:default-cell-style-name="ce17"/>
        <table:table-column table:style-name="co1" table:default-cell-style-name="ce19"/>
        <table:table-column table:style-name="co1" table:default-cell-style-name="Default"/>
        <table:table-column table:style-name="co1" table:number-columns-repeated="16380" table:default-cell-style-name="ce17"/>
        <table:table-row table:style-name="ro1">
          <table:table-cell table:style-name="ce14" office:value-type="string" calcext:value-type="string">
            <text:p>日</text:p>
          </table:table-cell>
          <table:table-cell table:style-name="ce16" office:value-type="string" calcext:value-type="string">
            <text:p>睡眠時間</text:p>
          </table:table-cell>
          <table:table-cell table:style-name="ce18" office:value-type="string" calcext:value-type="string">
            <text:p>平均</text:p>
          </table:table-cell>
          <table:table-cell table:style-name="ce20"/>
          <table:table-cell table:style-name="ce16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office:forms form:automatic-focus="false" form:apply-design-mode="false"/>
        <table:table-column table:style-name="co1" table:default-cell-style-name="ce15"/>
        <table:table-column table:style-name="co1" table:default-cell-style-name="ce17"/>
        <table:table-column table:style-name="co1" table:default-cell-style-name="ce19"/>
        <table:table-column table:style-name="co1" table:default-cell-style-name="Default"/>
        <table:table-row table:style-name="ro1">
          <table:table-cell table:style-name="ce14" office:value-type="string" calcext:value-type="string">
            <text:p>日</text:p>
          </table:table-cell>
          <table:table-cell table:style-name="ce16" office:value-type="string" calcext:value-type="string">
            <text:p>睡眠時間</text:p>
          </table:table-cell>
          <table:table-cell table:style-name="ce18" office:value-type="string" calcext:value-type="string">
            <text:p>平均</text:p>
          </table:table-cell>
          <table:table-cell table:style-name="ce20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5H15M00S" calcext:value-type="time">
            <text:p>05:15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table:number-columns-repeated="3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table:number-columns-repeated="3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table:number-columns-repeated="3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table:number-columns-repeated="3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table:number-columns-repeated="3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table:number-columns-repeated="3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table:number-columns-repeated="3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table:number-columns-repeated="3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table:number-columns-repeated="3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table:number-columns-repeated="3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table:number-columns-repeated="3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table:number-columns-repeated="3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table:number-columns-repeated="3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table:number-columns-repeated="3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table:number-columns-repeated="3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table:number-columns-repeated="3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table:number-columns-repeated="3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table:number-columns-repeated="3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table:number-columns-repeated="3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table:number-columns-repeated="3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table:number-columns-repeated="3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table:number-columns-repeated="3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table:number-columns-repeated="3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table:number-columns-repeated="3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table:number-columns-repeated="3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table:number-columns-repeated="3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table:number-columns-repeated="3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table:number-columns-repeated="3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00/00/00</text:date>, <text:time style:data-style-name="N2" text:time-value="05:52:44.25125232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5-02T05:53:01.692255228</dc:date>
    <meta:editing-duration>PT11M</meta:editing-duration>
    <meta:editing-cycles>6</meta:editing-cycles>
    <meta:generator>LibreOffice/25.2.2.2$Linux_X86_64 LibreOffice_project/520$Build-2</meta:generator>
    <meta:document-statistic meta:table-count="2" meta:cell-count="65" meta:object-count="0"/>
  </office:meta>
</office:document-meta>
</file>